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a3" style:family="table">
      <style:table-properties style:width="16.764cm" fo:margin-left="-0.191cm" table:align="left"/>
    </style:style>
    <style:style style:name="Tabla3.A" style:family="table-column">
      <style:table-column-properties style:column-width="4.064cm"/>
    </style:style>
    <style:style style:name="Tabla3.B" style:family="table-column">
      <style:table-column-properties style:column-width="2.032cm"/>
    </style:style>
    <style:style style:name="Tabla3.C" style:family="table-column">
      <style:table-column-properties style:column-width="6.604cm"/>
    </style:style>
    <style:style style:name="Tabla3.A1" style:family="table-cell">
      <style:table-cell-properties fo:padding-left="0.191cm" fo:padding-right="0.191cm" fo:padding-top="0cm" fo:padding-bottom="0cm"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size="14pt" style:font-size-asian="14pt"/>
    </style:style>
    <style:style style:name="P5" style:family="paragraph" style:parent-style-name="Standard">
      <style:text-properties officeooo:rsid="001163c5" officeooo:paragraph-rsid="00127302"/>
    </style:style>
    <style:style style:name="P6" style:family="paragraph" style:parent-style-name="Standard">
      <style:text-properties officeooo:paragraph-rsid="001163c5"/>
    </style:style>
    <style:style style:name="P7" style:family="paragraph" style:parent-style-name="Standard">
      <style:text-properties officeooo:paragraph-rsid="00127302"/>
    </style:style>
    <style:style style:name="P8"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9"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11" style:family="paragraph" style:parent-style-name="Encabezado">
      <style:text-properties fo:font-size="12pt" style:font-size-asian="12pt"/>
    </style:style>
    <style:style style:name="P1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13" style:family="paragraph" style:parent-style-name="Standard">
      <style:paragraph-properties fo:margin-left="0cm" fo:margin-right="0.635cm" fo:text-indent="0cm" style:auto-text-indent="false"/>
    </style:style>
    <style:style style:name="P14" style:family="paragraph" style:parent-style-name="Heading">
      <style:paragraph-properties fo:break-before="page"/>
    </style:style>
    <style:style style:name="P15" style:family="paragraph" style:parent-style-name="Text_20_body">
      <style:paragraph-properties fo:break-before="page"/>
    </style:style>
    <style:style style:name="P16" style:family="paragraph" style:parent-style-name="Heading">
      <style:paragraph-properties fo:text-align="end" style:justify-single-word="false"/>
    </style:style>
    <style:style style:name="P17" style:family="paragraph" style:parent-style-name="Heading">
      <style:paragraph-properties fo:text-align="end" style:justify-single-word="false"/>
      <style:text-properties fo:font-size="14pt" style:font-size-asian="14pt"/>
    </style:style>
    <style:style style:name="P18" style:family="paragraph" style:parent-style-name="Tabletext">
      <style:paragraph-properties fo:text-align="center" style:justify-single-word="false"/>
      <style:text-properties fo:font-weight="bold" style:font-weight-asian="bold"/>
    </style:style>
    <style:style style:name="P19" style:family="paragraph" style:parent-style-name="Tabletext">
      <style:paragraph-properties style:snap-to-layout-grid="false"/>
    </style:style>
    <style:style style:name="P20" style:family="paragraph" style:parent-style-name="Contents_20_1">
      <style:paragraph-properties>
        <style:tab-stops>
          <style:tab-stop style:position="0.762cm" style:type="right"/>
          <style:tab-stop style:position="16.51cm" style:type="right"/>
        </style:tab-stops>
      </style:paragraph-properties>
    </style:style>
    <style:style style:name="P21" style:family="paragraph" style:parent-style-name="InfoBlue">
      <style:paragraph-properties fo:margin-left="0cm" fo:margin-right="0cm" fo:text-indent="0cm" style:auto-text-indent="false">
        <style:tab-stops/>
      </style:paragraph-properties>
    </style:style>
    <style:style style:name="P22" style:family="paragraph" style:parent-style-name="Text_20_body">
      <style:paragraph-properties fo:margin-left="0cm" fo:margin-right="0cm" fo:text-indent="0cm" style:auto-text-indent="false">
        <style:tab-stops/>
      </style:paragraph-properties>
    </style:style>
    <style:style style:name="P23" style:family="paragraph" style:parent-style-name="Text_20_body">
      <style:text-properties officeooo:rsid="000fb01f" officeooo:paragraph-rsid="000fb01f"/>
    </style:style>
    <style:style style:name="P24" style:family="paragraph" style:parent-style-name="Heading" style:master-page-name="MP0">
      <style:paragraph-properties fo:text-align="end" style:justify-single-word="false" style:page-number="auto" fo:break-before="page"/>
      <style:text-properties style:font-name-asian="Times New Roman"/>
    </style:style>
    <style:style style:name="P25" style:family="paragraph" style:parent-style-name="Heading" style:master-page-name="MP1">
      <style:paragraph-properties style:page-number="auto" fo:break-before="page"/>
    </style:style>
    <style:style style:name="P26" style:family="paragraph" style:parent-style-name="Standard">
      <style:text-properties officeooo:rsid="001163c5" officeooo:paragraph-rsid="001163c5"/>
    </style:style>
    <style:style style:name="P27" style:family="paragraph" style:parent-style-name="Standard">
      <style:text-properties officeooo:rsid="00127302" officeooo:paragraph-rsid="00127302"/>
    </style:style>
    <style:style style:name="P28" style:family="paragraph" style:parent-style-name="Standard" style:list-style-name="L2">
      <style:paragraph-properties fo:orphans="2" fo:widows="2"/>
      <style:text-properties officeooo:rsid="00127302" officeooo:paragraph-rsid="00127302"/>
    </style:style>
    <style:style style:name="P29" style:family="paragraph" style:parent-style-name="Standard" style:list-style-name="L1"/>
    <style:style style:name="P30" style:family="paragraph" style:parent-style-name="Standard" style:list-style-name="L2">
      <style:paragraph-properties fo:orphans="2" fo:widows="2"/>
    </style:style>
    <style:style style:name="P31" style:family="paragraph" style:parent-style-name="Standard">
      <style:text-properties style:font-name="Times New Roman" fo:font-size="10pt" officeooo:rsid="001505cd" officeooo:paragraph-rsid="001505cd" style:font-name-asian="Times New Roman" style:font-size-asian="10pt" style:font-name-complex="Times New Roman" style:font-size-complex="10pt" style:language-complex="ar" style:country-complex="SA"/>
    </style:style>
    <style:style style:name="P32" style:family="paragraph" style:parent-style-name="Tabletext">
      <style:text-properties officeooo:rsid="001505cd" officeooo:paragraph-rsid="001505cd"/>
    </style:style>
    <style:style style:name="P33" style:family="paragraph" style:parent-style-name="Tabletext">
      <style:text-properties style:font-name="Times New Roman" fo:font-size="10pt" officeooo:rsid="001505cd" officeooo:paragraph-rsid="001505cd" style:font-name-asian="Times New Roman" style:font-size-asian="10pt" style:font-name-complex="Times New Roman" style:font-size-complex="10pt" style:language-complex="ar" style:country-complex="SA"/>
    </style:style>
    <style:style style:name="T1" style:family="text">
      <style:text-properties style:font-name="Symbol"/>
    </style:style>
    <style:style style:name="T2" style:family="text">
      <style:text-properties style:font-name="Calibri" fo:font-size="12pt" style:font-size-asian="12pt" style:font-name-complex="Calibri" style:font-size-complex="12pt"/>
    </style:style>
    <style:style style:name="T3" style:family="text">
      <style:text-properties officeooo:rsid="000fb01f"/>
    </style:style>
    <style:style style:name="T4" style:family="text">
      <style:text-properties officeooo:rsid="0010123a"/>
    </style:style>
    <style:style style:name="T5" style:family="text">
      <style:text-properties style:font-name="Times New Roman" fo:font-size="10pt" officeooo:rsid="0010123a" style:font-name-asian="Times New Roman" style:font-size-asian="10pt" style:font-name-complex="Times New Roman" style:font-size-complex="10pt" style:language-complex="ar" style:country-complex="SA"/>
    </style:style>
    <style:style style:name="T6" style:family="text">
      <style:text-properties style:font-name="Times New Roman" fo:font-size="10pt" officeooo:rsid="00127302" style:font-name-asian="Times New Roman" style:font-size-asian="10pt" style:font-name-complex="Times New Roman" style:font-size-complex="10pt" style:language-complex="ar" style:country-complex="SA"/>
    </style:style>
    <style:style style:name="T7" style:family="text">
      <style:text-properties style:font-name="Times New Roman" fo:font-size="10pt" officeooo:rsid="001505cd" style:font-name-asian="Times New Roman" style:font-size-asian="10pt" style:font-name-complex="Times New Roman" style:font-size-complex="10pt" style:language-complex="ar" style:country-complex="SA"/>
    </style:style>
    <style:style style:name="T8" style:family="text">
      <style:text-properties officeooo:rsid="00127302"/>
    </style:style>
    <style:style style:name="T9" style:family="text">
      <style:text-properties officeooo:rsid="0013e9d9"/>
    </style:style>
    <style:style style:name="T10" style:family="text">
      <style:text-properties officeooo:rsid="001505cd"/>
    </style:style>
    <style:style style:name="T11" style:family="text"/>
    <style:style style:name="Sect1" style:family="section">
      <style:section-properties style:editable="false">
        <style:columns fo:column-count="1" fo:column-gap="0cm"/>
      </style:section-properties>
    </style:style>
    <text:list-style style:name="L1">
      <text:list-level-style-bullet text:level="1" text:style-name="WW_5f_CharLFO27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operativa Trabajo Practico Especial <text:s/></text:p>
      <text:p text:style-name="P16">Vision</text:p>
      <text:p text:style-name="P16"/>
      <text:p text:style-name="P17">Version &lt;1.0&gt;</text:p>
      <text:p text:style-name="P4"/>
      <text:p text:style-name="Standard"/>
      <text:p text:style-name="P25">Revision History</text:p>
      <table:table table:name="Tabla3" table:style-name="Tabla3">
        <table:table-column table:style-name="Tabla3.A"/>
        <table:table-column table:style-name="Tabla3.B"/>
        <table:table-column table:style-name="Tabla3.C"/>
        <table:table-column table:style-name="Tabla3.A"/>
        <table:table-row table:style-name="TableLine2298843156288">
          <table:table-cell table:style-name="Tabla3.A1" office:value-type="string">
            <text:p text:style-name="P18">Date</text:p>
          </table:table-cell>
          <table:table-cell table:style-name="Tabla3.A1" office:value-type="string">
            <text:p text:style-name="P18">Version</text:p>
          </table:table-cell>
          <table:table-cell table:style-name="Tabla3.A1" office:value-type="string">
            <text:p text:style-name="P18">Description</text:p>
          </table:table-cell>
          <table:table-cell table:style-name="Tabla3.A1" office:value-type="string">
            <text:p text:style-name="P18">Author</text:p>
          </table:table-cell>
        </table:table-row>
        <table:table-row table:style-name="TableLine2298843172880">
          <table:table-cell table:style-name="Tabla3.A1" office:value-type="string">
            <text:p text:style-name="Tabletext">&lt;<text:span text:style-name="T10">10</text:span>/<text:span text:style-name="T7">5</text:span>/<text:span text:style-name="T7">21</text:span>&gt;</text:p>
          </table:table-cell>
          <table:table-cell table:style-name="Tabla3.A1" office:value-type="string">
            <text:p text:style-name="Tabletext">&lt;<text:span text:style-name="T10">1.0</text:span>&gt;</text:p>
          </table:table-cell>
          <table:table-cell table:style-name="Tabla3.A1" office:value-type="string">
            <text:p text:style-name="P32">Primer entrega sin revisar</text:p>
          </table:table-cell>
          <table:table-cell table:style-name="Tabla3.A1" office:value-type="string">
            <text:p text:style-name="P33">Grupo2</text:p>
          </table:table-cell>
        </table:table-row>
        <table:table-row table:style-name="TableLine2298843171248">
          <table:table-cell table:style-name="Tabla3.A1" office:value-type="string">
            <text:p text:style-name="P19"/>
          </table:table-cell>
          <table:table-cell table:style-name="Tabla3.A1" office:value-type="string">
            <text:p text:style-name="P19"/>
          </table:table-cell>
          <table:table-cell table:style-name="Tabla3.A1" office:value-type="string">
            <text:p text:style-name="P19"/>
          </table:table-cell>
          <table:table-cell table:style-name="Tabla3.A1" office:value-type="string">
            <text:p text:style-name="P19"/>
          </table:table-cell>
        </table:table-row>
        <table:table-row table:style-name="TableLine2298843178864">
          <table:table-cell table:style-name="Tabla3.A1" office:value-type="string">
            <text:p text:style-name="P19"/>
          </table:table-cell>
          <table:table-cell table:style-name="Tabla3.A1" office:value-type="string">
            <text:p text:style-name="P19"/>
          </table:table-cell>
          <table:table-cell table:style-name="Tabla3.A1" office:value-type="string">
            <text:p text:style-name="P19"/>
          </table:table-cell>
          <table:table-cell table:style-name="Tabla3.A1" office:value-type="string">
            <text:p text:style-name="P19"/>
          </table:table-cell>
        </table:table-row>
        <table:table-row table:style-name="TableLine2298843180496">
          <table:table-cell table:style-name="Tabla3.A1" office:value-type="string">
            <text:p text:style-name="P19"/>
          </table:table-cell>
          <table:table-cell table:style-name="Tabla3.A1" office:value-type="string">
            <text:p text:style-name="P19"/>
          </table:table-cell>
          <table:table-cell table:style-name="Tabla3.A1" office:value-type="string">
            <text:p text:style-name="P19"/>
          </table:table-cell>
          <table:table-cell table:style-name="Tabla3.A1" office:value-type="string">
            <text:p text:style-name="P19"/>
          </table:table-cell>
        </table:table-row>
      </table:table>
      <text:p text:style-name="Standard"/>
      <text:p text:style-name="P14">Table of Contents</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1.<text:span text:style-name="Fuente_20_de_20_párrafo_20_predeter."><text:span text:style-name="T2"><text:tab/></text:span></text:span>Vision Statement<text:tab/><text:span text:style-name="T9">4</text:span></text:p>
          <text:p text:style-name="P20">2.<text:span text:style-name="Fuente_20_de_20_párrafo_20_predeter."><text:span text:style-name="T2"><text:tab/></text:span></text:span>Target Group<text:tab/><text:span text:style-name="T9">5</text:span></text:p>
          <text:p text:style-name="P20">3.<text:span text:style-name="Fuente_20_de_20_párrafo_20_predeter."><text:span text:style-name="T2"><text:tab/></text:span></text:span>Needs<text:tab/><text:span text:style-name="T9">5</text:span></text:p>
          <text:p text:style-name="P20">4.<text:span text:style-name="Fuente_20_de_20_párrafo_20_predeter."><text:span text:style-name="T2"><text:tab/></text:span></text:span>Product<text:tab/><text:span text:style-name="T9">5</text:span></text:p>
          <text:p text:style-name="P20">5.<text:span text:style-name="Fuente_20_de_20_párrafo_20_predeter."><text:span text:style-name="T2"><text:tab/></text:span></text:span>Business Goals<text:tab/><text:span text:style-name="T9">6</text:span></text:p>
        </text:index-body>
      </text:table-of-content>
      <text:p text:style-name="Heading"/>
      <text:p text:style-name="P14"><text:title>Vision</text:title><text:s/></text:p>
      <text:p text:style-name="P21"/>
      <text:h text:style-name="Heading_20_1" text:outline-level="1"><text:bookmark-start text:name="__RefHeading___Toc508016723"/>Vision Statement<text:bookmark-end text:name="__RefHeading___Toc508016723"/></text:h>
      <text:p text:style-name="Standard"/>
      <text:h text:style-name="Heading_20_2" text:outline-level="2">Problem Statement</text:h>
      <text:p text:style-name="Standard"/>
      <text:p text:style-name="Standard"/>
      <text:p text:style-name="P5">El problema principal es la organización de la entrega y recolección de materiales de la cooperativa, el proceso es actualmente manual, <text:span text:style-name="T8">e</text:span>sto afecta a cartoneros, ciudadanos y encargados de la cooperativa. </text:p>
      <text:p text:style-name="P5"><text:span text:style-name="T9">E</text:span>ste problema <text:span text:style-name="T9">hace que el</text:span> proceso <text:span text:style-name="T9">sea </text:span>costoso y difícil de administrar para la secretaria de la cooperativa. </text:p>
      <text:p text:style-name="P26">Una solución exitosa permitiría solucionar los problemas de administración, informar a los ciudadanos sobre los materiales que pueden llevar a la cooperativa y lograr una mejor coordinación en la entrega de materiales tanto por parte de ciudadanos como cartoneros. </text:p>
      <text:p text:style-name="P6"/>
      <text:h text:style-name="Heading_20_2" text:outline-level="2" text:is-list-header="true"><text:span text:style-name="T8">1.2<text:tab/></text:span>Product Statement</text:h>
      <text:p text:style-name="Standard"/>
      <text:p text:style-name="P27">El software esta pensado para ciudadanos, cartones y encargados de la cooperativa que son quienes llevan los materiales a la cooperativa y la administran, respectivamente. </text:p>
      <text:p text:style-name="P7"><text:span text:style-name="T8">El software de administración de la cooperativa es un sistema que permite la organización de los cartones, la solicitud de retiro y entrega de materiales y dar de alta a trabajadores de la cooperativa. A diferencia de el sistema actual, que se realiza en papel, nuestro producto provee de manera </text:span><text:span text:style-name="T6">automática</text:span><text:span text:style-name="T8"> los recorridos de los cartoneros y no requiere procesos de lógica adicional de administradores. </text:span></text:p>
      <text:p text:style-name="Text_20_body"/>
      <text:p text:style-name="P15"/>
      <text:h text:style-name="Heading_20_1" text:outline-level="1"><text:bookmark-start text:name="__RefHeading___Toc508016724"/>Target Group<text:bookmark-end text:name="__RefHeading___Toc508016724"/></text:h>
      <text:h text:style-name="Heading_20_2" text:outline-level="2">Stakeholders Summary</text:h>
      <text:p text:style-name="P23">El/Los Stakeholders son los administrativos de la cooperativa y su responsabilidad es garantizar que el trabajo de los cartoneros sea dividido de forma equitativa y lo más organizada posible. <text:s text:c="2"/></text:p>
      <text:p text:style-name="Text_20_body"/>
      <text:p text:style-name="Text_20_body"/>
      <text:h text:style-name="Heading_20_2" text:outline-level="2">User Summary</text:h>
      <text:p text:style-name="Standard"><text:tab/><text:span text:style-name="T3">El sistema esta pensado para el uso de los ciudadanos, quienes a través de este podrán solicitar el retiro de sus materiales reciclables y ofrecerse ellos mismos para la recolección de materiales de otros ciudadanos. Los cartoneros por su parte pueden registrarse en el sistema con el objetivo de organizar </text:span><text:span text:style-name="T4">sus</text:span><text:span text:style-name="T3"> recorridos equitativos eficientes </text:span><text:span text:style-name="T4">donde pueden recolectar los materiales de los ciudadanos sin que se interfieran entre si. Por último este sistema permitirá a la secretaria administrar la recolección de materiales y los recorridos de los cartoneros, también se </text:span><text:span text:style-name="T5">encargan</text:span><text:span text:style-name="T4"> de las ventas de la cooperativa. <text:s/></text:span></text:p>
      <text:p text:style-name="Standard"/>
      <text:h text:style-name="Heading_20_1" text:outline-level="1"><text:bookmark-start text:name="__RefHeading___Toc508016725"/>Needs<text:bookmark-end text:name="__RefHeading___Toc508016725"/></text:h>
      <text:p text:style-name="Standard"/>
      <text:list xml:id="list2157705680" text:style-name="L1">
        <text:list-item>
          <text:p text:style-name="P29">Se requiere que un ciudadano solicite retiro de sus materiales, el problema principal surge en la organización de los datos de manera ineficiente. Actualmente el ciudadano debe acercarse de manera voluntaria a la cooperativa, mientras que la solución propuesta es un soporte online para la coordinación de retiro de materiales.</text:p>
        </text:list-item>
        <text:list-item>
          <text:p text:style-name="P29">Se necesita generar listado de recorridos para los cartoneros, el problema ocurre con la falta de coordinación a la hora de la recolección de los materiales. Para evitar la auto-administración de los cartoneros junto con posibles errores, se implementará un sistema automático de trazado de recorridos por cartonero.</text:p>
        </text:list-item>
        <text:list-item>
          <text:p text:style-name="P29">Es necesario un sistema de datos para cartoneros, actualmente la administración de los datos de los cartoneros es lenta y engorrosa, la solución a implementar se encuentra en incluir al sistema una base de datos para la información de cada cartonero.</text:p>
        </text:list-item>
        <text:list-item>
          <text:p text:style-name="P29">Llevar registro en Kg. del material recolectado por cada cartonero. El problema ocurre en la demora que ocurre al cargar el valor luego de pesarlo. El sistema se conecta a través de la balanza Bluetooth y guarda automáticamente los resultados.</text:p>
        </text:list-item>
        <text:list-item>
          <text:p text:style-name="P29">Se requiere informar de los materiales admitidos por la cooperativa ya que los ciudadanos no tienen fácil accesibilidad a la información. La solución es incorporar un sector informativo en la página web.</text:p>
        </text:list-item>
        <text:list-item>
          <text:p text:style-name="P29">Se necesita simplificar la operatoria del sistema de transporte ya que no existe una forma centralizada de colaborar entre ciudadanos si no es de manera particular. La solución es implementar una cartelera virtual en la página web.</text:p>
        </text:list-item>
        <text:list-item>
          <text:p text:style-name="P29">Es necesario saber el porcentaje final correspondiente a cada cartonero ya que actualmente debe ser implementado de manera manual por la secretaria. El sistema automatizará el porcentaje mediante la base de datos de los cartoneros.</text:p>
        </text:list-item>
      </text:list>
      <text:p text:style-name="P21"/>
      <text:h text:style-name="Heading_20_1" text:outline-level="1"><text:bookmark-start text:name="__RefHeading___Toc508016726"/>Product<text:bookmark-end text:name="__RefHeading___Toc508016726"/></text:h>
      <text:list xml:id="list1667305684" text:style-name="L2">
        <text:list-item>
          <text:p text:style-name="P28">Login: ciudadanos, cartoneros y administrativos deben poder ingresar al sistema con una identificación y contraseña.</text:p>
        </text:list-item>
        <text:list-item>
          <text:p text:style-name="P28"><text:soft-page-break/>Registro: Los ciudadanos y cartones deben poder registrarse en el sistema proporcionando sus datos.</text:p>
        </text:list-item>
        <text:list-item>
          <text:p text:style-name="P30">Gestionar la información de los cartoneros: La secretaria, mediante el sistema, debe poder registrar y modificar los datos de los cartoneros que se encuentran actualmente trabajando en la cooperativa.</text:p>
        </text:list-item>
        <text:list-item>
          <text:p text:style-name="P30">Solicitud de retiro : Un ciudadano da aviso de retiro de materiales, mediante esta función un cartonero visitará su casa para buscar dichos materiales.</text:p>
        </text:list-item>
        <text:list-item>
          <text:p text:style-name="P30">Cartelera virtual : Los ciudadanos pueden consultar la cartelera virtual para saber que materiales son aceptados por la cooperativa</text:p>
        </text:list-item>
        <text:list-item>
          <text:p text:style-name="P30">Ofertas de transporte : Los ciudadanos pueden cargar y solicitar ofertas de transporte para que otros ciudadanos junten los materiales.</text:p>
        </text:list-item>
      </text:list>
      <text:p text:style-name="InfoBlue"/>
      <text:p text:style-name="P22"/>
      <text:h text:style-name="Heading_20_1" text:outline-level="1"><text:bookmark-start text:name="__RefHeading___Toc508016727"/>Business Goals<text:bookmark-end text:name="__RefHeading___Toc508016727"/></text:h>
      <text:p text:style-name="InfoBlue"/>
      <text:p text:style-name="Text_20_body"><text:tab/>El objetivo del sistema es facilitar el trabajo y organización de la secretaría por medio de la automatización de muchas funcionalidades de las cuales se encarga actualmente. El proceso actual conlleva un mayor trabajo a los encargados de la cooperativa en cuanto a la asignación de recorridos y cálculos sobre los descuentos en las ventas. Este nuevo sistema reducirá el tiempo necesario para realizar tareas de administración (o asignación) y reduce las posibilidades de la ocurrencia de errores que pueden llevar a una división injusta de trabajo para los cartoneros.</text:p>
      <text:p text:style-name="Text_20_body"><text:tab/>En el proceso anterior la colaboración por parte de ciudadanos podía resultar complicada debido a que se resolvía mediante llamadas telefónicas y podían surgir errores en cuanto a los materiales admisibles por la cooperativa. Sin embargo, en el nuevo sistema se permitirá a los ciudadanos poder relacionarse con la cooperativa haciendo más fácil la tarea de colaboración con el medio ambiente ya sea pidiendo que le retiren los materiales, o también, ofreciéndose a transportar materiales de otros ciudadanos, dando una detallada guía sobre los materiales con los que se trabaja en la cooperativa. Resultando también en la reducción de trabajo de la secretaría que ya no debe mantener un trato directo con los ciudadanos dispuestos a colabor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hyphenation-ladder-count="no-limit" fo:text-indent="0cm" style:auto-text-indent="false">
        <style:tab-stops/>
      </style:paragraph-properties>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loext:hyphenation-no-caps="false"/>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loext:hyphenation-no-caps="false"/>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loext:hyphenation-no-caps="fals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hyphenation-ladder-count="no-limit"/>
      <style:text-properties fo:font-size="11pt" fo:font-style="italic" style:font-size-asian="11pt" style:font-style-asian="italic" fo:hyphenate="false" loext:hyphenation-no-caps="fals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hyphenation-ladder-count="no-limit"/>
      <style:text-properties fo:hyphenate="false" loext:hyphenation-no-caps="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hyphenation-ladder-count="no-limit"/>
      <style:text-properties fo:font-style="italic" style:font-style-asian="italic" fo:hyphenate="false" loext:hyphenation-no-caps="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hyphenation-ladder-count="no-limit"/>
      <style:text-properties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Paragraph2" style:family="paragraph" style:parent-style-name="Standard">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loext:opacity="100%" fo:hyphenate="false" loext:hyphenation-no-caps="false"/>
    </style:style>
    <style:style style:name="Subtitle" style:family="paragraph" style:parent-style-name="Standard" style:next-style-name="Text_20_body"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font-size="18pt" fo:font-style="italic" style:font-name-asian="Arial" style:font-family-asian="Arial" style:font-family-generic-asian="swiss" style:font-pitch-asian="variable" style:font-size-asian="18pt" style:font-style-asian="italic" style:font-name-complex="Arial" style:font-family-complex="Arial" style:font-family-generic-complex="swiss" style:font-pitch-complex="variable" fo:hyphenate="false" loext:hyphenation-no-caps="false"/>
    </style:style>
    <style:style style:name="Sangría_20_normal" style:display-name="Sangría normal" style:family="paragraph" style:parent-style-name="Standard">
      <style:paragraph-properties fo:margin-left="1.588cm" fo:margin-right="0cm" fo:hyphenation-ladder-count="no-limit" fo:text-indent="-1.588cm"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hyphenation-ladder-count="no-limit" fo:text-indent="0cm" style:auto-text-indent="false">
        <style:tab-stops>
          <style:tab-stop style:position="16.51cm" style:type="right"/>
        </style:tab-stops>
      </style:paragraph-properties>
      <style:text-properties fo:hyphenate="false" loext:hyphenation-no-caps="false"/>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loext:hyphenation-no-caps="false"/>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style:style>
    <style:style style:name="Tabletext" style:family="paragraph" style:parent-style-name="Standard">
      <style:paragraph-properties fo:margin-top="0cm" fo:margin-bottom="0.212cm" style:contextual-spacing="false" fo:keep-together="always" fo:hyphenation-ladder-count="no-limit"/>
      <style:text-properties fo:hyphenate="false" loext:hyphenation-no-caps="false"/>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loext:hyphenation-no-caps="false"/>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loext:hyphenation-no-caps="false"/>
    </style:style>
    <style:style style:name="Bullet1" style:family="paragraph" style:parent-style-name="Standard" style:list-style-name="WW8StyleNum">
      <style:paragraph-properties fo:hyphenation-ladder-count="no-limit"/>
      <style:text-properties fo:hyphenate="false" loext:hyphenation-no-caps="false"/>
    </style:style>
    <style:style style:name="Bullet2" style:family="paragraph" style:parent-style-name="Standard" style:list-style-name="WW8StyleNum1">
      <style:paragraph-properties fo:hyphenation-ladder-count="no-limit"/>
      <style:text-properties fo:color="#000080" loext:opacity="100%" fo:hyphenate="false" loext:hyphenation-no-caps="false"/>
    </style:style>
    <style:style style:name="Mapa_20_del_20_documento" style:display-name="Mapa del documento"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style:style>
    <style:style style:name="Footnote" style:family="paragraph" style:parent-style-name="Standard" style:class="extra">
      <style:paragraph-properties fo:margin-left="0.635cm" fo:margin-right="0cm" fo:margin-top="0.071cm" fo:margin-bottom="0.071cm" style:contextual-spacing="false" fo:keep-together="always" fo:hyphenation-ladder-count="no-limit" fo:text-indent="-0.635cm"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loext:hyphenation-no-caps="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loext:hyphenation-no-caps="false"/>
    </style:style>
    <style:style style:name="Paragraph1" style:family="paragraph" style:parent-style-name="Standard">
      <style:paragraph-properties fo:margin-top="0.141cm" fo:margin-bottom="0cm" style:contextual-spacing="false" fo:line-height="100%" fo:text-align="justify" style:justify-single-word="false" fo:hyphenation-ladder-count="no-limit"/>
      <style:text-properties fo:hyphenate="false" loext:hyphenation-no-caps="false"/>
    </style:style>
    <style:style style:name="Texto_20_independiente_20_2" style:display-name="Texto independiente 2" style:family="paragraph" style:parent-style-name="Standard">
      <style:paragraph-properties fo:hyphenation-ladder-count="no-limit"/>
      <style:text-properties fo:color="#0000ff" loext:opacity="100%" fo:font-style="italic" style:font-style-asian="italic" fo:hyphenate="false" loext:hyphenation-no-caps="false"/>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loext:opacity="100%" fo:font-style="italic" style:text-underline-style="solid" style:text-underline-width="auto" style:text-underline-color="font-color" style:text-underline-mode="continuous" style:text-overline-mode="continuous" style:text-line-through-mode="continuous" style:font-style-asian="italic" fo:hyphenate="false" loext:hyphenation-no-caps="false"/>
    </style:style>
    <style:style style:name="Body" style:family="paragraph" style:parent-style-name="Standard">
      <style:paragraph-properties fo:margin-top="0.212cm" fo:margin-bottom="0cm" style: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style:style>
    <style:style style:name="InfoBlue" style:family="paragraph" style:parent-style-name="Standard" style:next-style-name="Text_20_body">
      <style:paragraph-properties fo:margin-left="1.27cm" fo:margin-right="0cm" fo:margin-top="0cm" fo:margin-bottom="0.212cm" style:contextual-spacing="false" fo:hyphenation-ladder-count="no-limit" fo:text-indent="0cm" style:auto-text-indent="false">
        <style:tab-stops/>
      </style:paragraph-properties>
      <style:text-properties fo:color="#0000ff" loext:opacity="100%" fo:font-style="italic" style:font-style-asian="italic" fo:hyphenate="false" loext:hyphenation-no-caps="false"/>
    </style:style>
    <style:style style:name="Normal_20__28_Web_29_" style:display-name="Normal (Web)" style:family="paragraph" style:parent-style-name="Standard">
      <style:paragraph-properties fo:margin-top="0.176cm" fo:margin-bottom="0.176cm" style:contextual-spacing="false" fo:line-height="100%" fo:orphans="2" fo:widows="2" fo:hyphenation-ladder-count="no-limit"/>
      <style:text-properties fo:font-size="12pt" style:font-size-asian="12pt" style:font-size-complex="12pt" fo:hyphenate="false" loext:hyphenation-no-caps="false"/>
    </style:style>
    <style:style style:name="infoblue" style:family="paragraph" style:parent-style-name="Standard">
      <style:paragraph-properties fo:margin-left="1.27cm" fo:margin-right="0cm" fo:margin-top="0cm" fo:margin-bottom="0.212cm" style:contextual-spacing="false" fo:orphans="2" fo:widows="2" fo:hyphenation-ladder-count="no-limit" fo:text-indent="0cm" style:auto-text-indent="false">
        <style:tab-stops/>
      </style:paragraph-properties>
      <style:text-properties fo:color="#0000ff" loext:opacity="100%" fo:font-style="italic" style:font-name-asian="Arial Unicode MS" style:font-family-asian="'Arial Unicode MS'" style:font-family-generic-asian="swiss" style:font-pitch-asian="variable" style:font-style-asian="italic" style:font-style-complex="italic" fo:hyphenate="false" loext:hyphenation-no-caps="false"/>
    </style:style>
    <style:style style:name="Texto_20_de_20_globo" style:display-name="Texto de globo"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1" style:display-name="WW_CharLFO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1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es" number:country="AR">
      <number:day number:calendar="gregorian"/>
      <number:text>/</number:text>
      <number:month number:calendar="gregorian"/>
      <number:text>/</number:text>
      <number:year number:calendar="gregorian" number:style="long"/>
    </number:date-style>
    <style:default-page-layout>
      <style:page-layout-properties fo:border="none" fo:padding="0cm" style:writing-mode="lr-tb" style:layout-grid-standard-mode="true"/>
    </style:default-page-layout>
  </office:styles>
  <office:automatic-styles>
    <style:style style:name="Tabla1" style:family="table">
      <style:table-properties style:width="16.859cm" fo:margin-left="-0.191cm" table:align="left"/>
    </style:style>
    <style:style style:name="Tabla1.A" style:family="table-column">
      <style:table-column-properties style:column-width="11.252cm"/>
    </style:style>
    <style:style style:name="Tabla1.B" style:family="table-column">
      <style:table-column-properties style:column-width="5.607cm"/>
    </style:style>
    <style:style style:name="Tabla1.A1" style:family="table-cell">
      <style:table-cell-properties fo:padding-left="0.191cm" fo:padding-right="0.191cm" fo:padding-top="0cm" fo:padding-bottom="0cm" fo:border="0.75pt solid #000000" style:writing-mode="lr-tb"/>
    </style:style>
    <style:style style:name="Tabla2" style:family="table">
      <style:table-properties style:width="16.732cm" fo:margin-left="-0.191cm" table:align="left"/>
    </style:style>
    <style:style style:name="Tabla2.A" style:family="table-column">
      <style:table-column-properties style:column-width="5.577cm"/>
    </style:style>
    <style:style style:name="Tabla2.A1" style:family="table-cell">
      <style:table-cell-properties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Encabezado">
      <style:text-properties fo:font-size="12pt" style:font-size-asian="12pt"/>
    </style:style>
    <style:style style:name="MP6" style:family="paragraph" style:parent-style-name="Standard">
      <style:text-properties style:font-name="Times New Roman" fo:font-size="10pt" officeooo:rsid="001505cd" officeooo:paragraph-rsid="001505cd" style:font-name-asian="Times New Roman" style:font-size-asian="10pt" style:font-name-complex="Times New Roman" style:font-size-complex="10pt" style:language-complex="ar" style:country-complex="SA"/>
    </style:style>
    <style:style style:name="M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8" style:family="paragraph" style:parent-style-name="Standard">
      <style:paragraph-properties fo:margin-left="0cm" fo:margin-right="0.635cm" fo:text-indent="0cm" style:auto-text-indent="false"/>
    </style:style>
    <style:style style:name="MP9" style:family="paragraph" style:parent-style-name="Standard">
      <style:paragraph-properties fo:text-align="center" style:justify-single-word="false"/>
    </style:style>
    <style:style style:name="MP10" style:family="paragraph" style:parent-style-name="Standard">
      <style:paragraph-properties fo:text-align="end" style:justify-single-word="false"/>
    </style:style>
    <style:style style:name="MT1" style:family="text">
      <style:text-properties style:font-name="Times New Roman" fo:font-size="10pt" officeooo:rsid="001505cd" style:font-name-asian="Times New Roman" style:font-size-asian="10pt" style:font-name-complex="Times New Roman" style:font-size-complex="10pt" style:language-complex="ar" style:country-complex="SA"/>
    </style:style>
    <style:style style:name="MT2" style:family="text">
      <style:text-properties style:font-name="Symbol"/>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MP4"/>
        <text:p text:style-name="MP5"/>
      </style:header>
    </style:master-page>
    <style:master-page style:name="MP1" style:page-layout-name="Mpm3">
      <style:header>
        <table:table table:name="Tabla1" table:style-name="Tabla1">
          <table:table-column table:style-name="Tabla1.A"/>
          <table:table-column table:style-name="Tabla1.B"/>
          <table:table-row table:style-name="TableLine2298843150576">
            <table:table-cell table:style-name="Tabla1.A1" office:value-type="string">
              <text:p text:style-name="MP6">Cooperativa</text:p>
            </table:table-cell>
            <table:table-cell table:style-name="Tabla1.A1" office:value-type="string">
              <text:p text:style-name="MP7"><text:s text:c="2"/>Versión: <text:s text:c="10"/>&lt;1.0&gt;</text:p>
            </table:table-cell>
          </table:table-row>
          <table:table-row table:style-name="TableLine2298843148400">
            <table:table-cell table:style-name="Tabla1.A1" office:value-type="string">
              <text:p text:style-name="Standard"><text:title>Vision</text:title></text:p>
            </table:table-cell>
            <table:table-cell table:style-name="Tabla1.A1" office:value-type="string">
              <text:p text:style-name="Standard"><text:s text:c="2"/>Date: <text:s/>&lt;<text:span text:style-name="MT1">10</text:span>/5/21&gt;</text:p>
            </table:table-cell>
          </table:table-row>
          <table:table-row table:style-name="TableLine2298843157376">
            <table:table-cell table:style-name="Tabla1.A1" table:number-columns-spanned="2" office:value-type="string">
              <text:p text:style-name="MP6">Grupo 2</text:p>
            </table:table-cell>
            <table:covered-table-cell/>
          </table:table-row>
        </table:table>
        <text:p text:style-name="Encabezado"/>
      </style:header>
      <style:footer>
        <table:table table:name="Tabla2" table:style-name="Tabla2">
          <table:table-column table:style-name="Tabla2.A" table:number-columns-repeated="3"/>
          <table:table-row table:style-name="TableLine2298843161728">
            <table:table-cell table:style-name="Tabla2.A1" office:value-type="string">
              <text:p text:style-name="MP8">Confidencial</text:p>
            </table:table-cell>
            <table:table-cell table:style-name="Tabla2.A1" office:value-type="string">
              <text:p text:style-name="MP9"><text:span text:style-name="Fuente_20_de_20_párrafo_20_predeter."><text:span text:style-name="MT2">Ó</text:span></text:span>, <text:date style:data-style-name="N10107" text:date-value="2021-05-10T14:40:20.886999950">10/5/2021</text:date></text:p>
            </table:table-cell>
            <table:table-cell table:style-name="Tabla2.A1" office:value-type="string">
              <text:p text:style-name="MP10">Page <text:span text:style-name="Page_20_Number"><text:page-number text:select-page="current">6</text:page-number></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Vision</dc:title>
    <dc:description/>
    <dc:subject>&lt;Project Name&gt;</dc:subject>
    <meta:initial-creator>Felipe González</meta:initial-creator>
    <meta:creation-date>2021-05-02T16:28:00Z</meta:creation-date>
    <dc:date>2021-05-10T14:40:20.656000000</dc:date>
    <meta:editing-cycles>4</meta:editing-cycles>
    <meta:editing-duration>PT2H44M37S</meta:editing-duration>
    <meta:document-statistic meta:table-count="3" meta:image-count="0" meta:object-count="0" meta:page-count="6" meta:paragraph-count="58" meta:word-count="1007" meta:character-count="6422" meta:non-whitespace-character-count="5463"/>
    <meta:template xlink:type="simple" xlink:actuate="onRequest" xlink:title="" xlink:href="Normal"/>
  </office:meta>
</office:document-meta>
</file>